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Heading_20_3">
      <style:text-properties officeooo:rsid="000d28da" officeooo:paragraph-rsid="000d28da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Heading_20_2">
      <style:text-properties officeooo:rsid="000d28da" officeooo:paragraph-rsid="000d28da"/>
    </style:style>
    <style:style style:name="T1" style:family="text">
      <style:text-properties officeooo:rsid="000b40d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inal Assignment <text:span text:style-name="T1">Topic 4</text:span></text:h>
      <text:h text:style-name="Heading_20_2" text:outline-level="2"><text:span text:style-name="Strong_20_Emphasis">Assignment 1: Binary Name Tag Generator (For Loop + ASCII + Binary)</text:span></text:h>
      <text:h text:style-name="Heading_20_3" text:outline-level="3">Scenario</text:h>
      <text:p text:style-name="Text_20_body">Your mission: help your classmates get awesome <text:span text:style-name="Strong_20_Emphasis">binary name tags</text:span>.</text:p>
      <text:p text:style-name="Text_20_body">Each student should input their <text:span text:style-name="Strong_20_Emphasis">first name</text:span>, and your program will display:</text:p>
      <text:list text:style-name="L1">
        <text:list-item>
          <text:p text:style-name="P1">Each letter </text:p>
        </text:list-item>
        <text:list-item>
          <text:p text:style-name="P1">Its ASCII code </text:p>
        </text:list-item>
        <text:list-item>
          <text:p text:style-name="P2">Its 8-bit binary value </text:p>
        </text:list-item>
      </text:list>
      <text:p text:style-name="Horizontal_20_Line"/>
      <text:h text:style-name="Heading_20_3" text:outline-level="3"><text:span text:style-name="Strong_20_Emphasis">Instructions</text:span></text:h>
      <text:list text:style-name="L2">
        <text:list-item>
          <text:p text:style-name="P3">Ask the user to enter their <text:span text:style-name="Strong_20_Emphasis">first name</text:span>. </text:p>
        </text:list-item>
        <text:list-item>
          <text:p text:style-name="P3">For each character: </text:p>
          <text:list>
            <text:list-item>
              <text:p text:style-name="P3">Convert to <text:span text:style-name="Strong_20_Emphasis">ASCII</text:span> using <text:span text:style-name="Source_20_Text">ord()</text:span> </text:p>
            </text:list-item>
            <text:list-item>
              <text:p text:style-name="P3">Convert ASCII to <text:span text:style-name="Strong_20_Emphasis">binary</text:span> using <text:span text:style-name="Source_20_Text">format(..., '08b')</text:span> </text:p>
            </text:list-item>
          </text:list>
        </text:list-item>
        <text:list-item>
          <text:p text:style-name="P4">Print the result nicely. </text:p>
        </text:list-item>
      </text:list>
      <text:p text:style-name="Horizontal_20_Line"/>
      <text:h text:style-name="Heading_20_3" text:outline-level="3">Sample Output</text:h>
      <text:p text:style-name="Preformatted_20_Text"><text:span text:style-name="Source_20_Text">Co</text:span><text:span text:style-name="Source_20_Text"><text:span text:style-name="T1">de Output:</text:span></text:span></text:p>
      <text:p text:style-name="Preformatted_20_Text"><text:span text:style-name="Source_20_Text">Name: ZOE</text:span></text:p>
      <text:p text:style-name="Preformatted_20_Text"><text:span text:style-name="Source_20_Text">Z → 90 → 01011010</text:span></text:p>
      <text:p text:style-name="Preformatted_20_Text"><text:span text:style-name="Source_20_Text">O → 79 → 01001111</text:span></text:p>
      <text:p text:style-name="Preformatted_20_Text"><text:span text:style-name="Source_20_Text">E → 69 → 01000101</text:span></text:p>
      <text:p text:style-name="P5"/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Assignment 2: Secret Binary Door Unlocker</text:span> (Guess-and-Check + Binary + Loops)</text:h>
      <text:h text:style-name="Heading_20_3" text:outline-level="3">Scenario</text:h>
      <text:p text:style-name="Text_20_body">There's a secret <text:span text:style-name="Strong_20_Emphasis">door in your program</text:span>, and it only opens when the <text:span text:style-name="Strong_20_Emphasis">correct code in binary</text:span> is entered.</text:p>
      <text:p text:style-name="Text_20_body">The user must guess the <text:span text:style-name="Strong_20_Emphasis">decimal number</text:span> hidden behind the binary code using <text:span text:style-name="Strong_20_Emphasis">guess-and-check</text:span> logic.</text:p>
      <text:p text:style-name="Horizontal_20_Line"/>
      <text:h text:style-name="Heading_20_3" text:outline-level="3"><text:span text:style-name="Strong_20_Emphasis">Instructions</text:span></text:h>
      <text:list text:style-name="L3">
        <text:list-item>
          <text:p text:style-name="P6">The program stores a <text:span text:style-name="Strong_20_Emphasis">secret binary string</text:span>, like <text:span text:style-name="Source_20_Text">'1011'</text:span> (which is 11). </text:p>
        </text:list-item>
        <text:list-item>
          <text:p text:style-name="P6">The user must guess the decimal number. </text:p>
        </text:list-item>
        <text:list-item>
          <text:p text:style-name="P6">Your program checks if the <text:span text:style-name="Strong_20_Emphasis">guess converted to binary</text:span> matches the secret. </text:p>
        </text:list-item>
        <text:list-item>
          <text:p text:style-name="P7">Loop until the user <text:span text:style-name="Strong_20_Emphasis">guesses right</text:span>, then print "Door Unlocked!". </text:p>
        </text:list-item>
      </text:list>
      <text:p text:style-name="Horizontal_20_Line"/>
      <text:h text:style-name="P8" text:outline-level="3">Code Output:</text:h>
      <text:p text:style-name="Preformatted_20_Text"><text:span text:style-name="Source_20_Text">Binary Door Code Challenge!</text:span></text:p>
      <text:p text:style-name="Preformatted_20_Text"><text:span text:style-name="Source_20_Text">Guess the number that matches the secret binary code: 1011</text:span></text:p>
      <text:p text:style-name="Preformatted_20_Text"><text:span text:style-name="Source_20_Text">Your guess: 8</text:span></text:p>
      <text:p text:style-name="Preformatted_20_Text"><text:span text:style-name="Source_20_Text">Binary of 8 → 1000 → ❌ Not a match.</text:span></text:p>
      <text:p text:style-name="Preformatted_20_Text"/>
      <text:p text:style-name="Preformatted_20_Text"><text:span text:style-name="Source_20_Text">Your guess: 11</text:span></text:p>
      <text:p text:style-name="Preformatted_20_Text"><text:span text:style-name="Source_20_Text">Binary of 11 → 1011 → ✅ Door Unlocked!</text:span></text:p>
      <text:p text:style-name="P5"/>
      <text:p text:style-name="Horizontal_20_Line"/>
      <text:h text:style-name="Heading_20_3" text:outline-level="3"/>
      <text:p text:style-name="Text_20_body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>Submission Instructions</text:h>
      <text:list text:style-name="L4">
        <text:list-item>
          <text:p text:style-name="P9">Save as: <text:span text:style-name="Source_20_Text">binary_</text:span><text:span text:style-name="Source_20_Text"><text:span text:style-name="T1">your_</text:span></text:span><text:span text:style-name="Source_20_Text">name_tag.py</text:span> </text:p>
        </text:list-item>
        <text:list-item>
          <text:p text:style-name="P9">Push to the GitHub class repo under <text:span text:style-name="Source_20_Text">/assignments/week4/</text:span> </text:p>
        </text:list-item>
        <text:list-item>
          <text:p text:style-name="P10">Include 1 screenshot of your output </text:p>
        </text:list-item>
      </text:list>
      <text:h text:style-name="Heading_20_3" text:outline-level="3">Bonus Challenges (Optional for Fast Finishers)</text:h>
      <text:list text:style-name="L5">
        <text:list-item>
          <text:p text:style-name="P11"><text:span text:style-name="Strong_20_Emphasis">Modify the name tag</text:span> to support lowercase and symbols. </text:p>
        </text:list-item>
        <text:list-item>
          <text:p text:style-name="P11">Change the door unlocker to let the user <text:span text:style-name="Strong_20_Emphasis">input their own binary code</text:span>, and let the program <text:span text:style-name="Strong_20_Emphasis">reverse-engineer it</text:span> (convert to decimal). </text:p>
        </text:list-item>
        <text:list-item>
          <text:p text:style-name="P12">Create a version that accepts <text:span text:style-name="Strong_20_Emphasis">fractional binary prices</text:span> (like Binary Snack Machine!) </text:p>
        </text:list-item>
      </text:list>
      <text:p text:style-name="Horizontal_20_Line"/>
      <text:h text:style-name="P13" text:outline-level="2">NB:</text:h>
      <text:p text:style-name="Quotations">Both assignments help you practice loops, binary conversion, and string processing, while reinforcing how computers represent text and numbers.</text:p>
      <text:p text:style-name="Quotations">These aren't just fun — they're the foundation of how software talks to machine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32:22.349010043</meta:creation-date>
    <dc:date>2025-05-31T10:48:35.295801911</dc:date>
    <meta:editing-duration>PT4M3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3" meta:paragraph-count="47" meta:word-count="345" meta:character-count="2003" meta:non-whitespace-character-count="1704"/>
  </office:meta>
</office:document-meta>
</file>